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45.21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52.41pt"/>
    </style:style>
    <style:style style:name="co8" style:family="table-column">
      <style:table-column-properties fo:break-before="auto" style:column-width="53.21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6.15" calcext:value-type="float">
            <text:p>46.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1" calcext:value-type="float">
            <text:p>21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